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ubtitle">
      <style:text-properties officeooo:rsid="0008c0ca" officeooo:paragraph-rsid="0008c0ca"/>
    </style:style>
    <style:style style:name="P2" style:family="paragraph" style:parent-style-name="Text_20_body">
      <style:text-properties officeooo:rsid="0009e3fe" officeooo:paragraph-rsid="0009e3fe"/>
    </style:style>
    <style:style style:name="P3" style:family="paragraph" style:parent-style-name="Text_20_body">
      <style:text-properties officeooo:rsid="000c9a13" officeooo:paragraph-rsid="000c9a13"/>
    </style:style>
    <style:style style:name="P4" style:family="paragraph" style:parent-style-name="Title">
      <style:text-properties officeooo:rsid="0008c0ca" officeooo:paragraph-rsid="0008c0ca"/>
    </style:style>
    <style:style style:name="T1" style:family="text">
      <style:text-properties officeooo:rsid="000c9a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ptional-Assignmet 1</text:p>
      <text:p text:style-name="P1">Design Document</text:p>
      <text:p text:style-name="P1">Manavjeet Singh, 2018295</text:p>
      <text:h text:style-name="Heading_20_1" text:outline-level="1">Paste your struct thread structure</text:h>
      <text:p text:style-name="Text_20_body">struct thread {</text:p>
      <text:p text:style-name="Text_20_body"><text:tab/>void *esp;</text:p>
      <text:p text:style-name="Text_20_body"><text:tab/>void *stack_base;</text:p>
      <text:p text:style-name="Text_20_body"><text:tab/>int clear;</text:p>
      <text:p text:style-name="Text_20_body"><text:tab/>struct thread *next;</text:p>
      <text:p text:style-name="Text_20_body"><text:tab/>struct thread *prev;</text:p>
      <text:p text:style-name="Text_20_body">};</text:p>
      <text:h text:style-name="Heading_20_1" text:outline-level="1">Paste any new global variables or struct that you have added to the existing code</text:h>
      <text:p text:style-name="Text_20_body">int waiting_threads=0;</text:p>
      <text:p text:style-name="Text_20_body">struct thread *to_clean;</text:p>
      <text:h text:style-name="Heading_20_1" text:outline-level="1">Paste your code corresponding to sleep.</text:h>
      <text:p text:style-name="Text_20_body">void sleep(struct lock *lock)</text:p>
      <text:p text:style-name="Text_20_body">{</text:p>
      <text:p text:style-name="Text_20_body"><text:s text:c="4"/>// printf("Sleep called\n");</text:p>
      <text:p text:style-name="Text_20_body"><text:s text:c="4"/>struct thread *current_wait_list=(struct thread*)lock-&gt;wait_list;</text:p>
      <text:p text:style-name="Text_20_body"><text:tab/>struct thread *temp=current_wait_list;</text:p>
      <text:p text:style-name="Text_20_body"><text:tab/>if(current_wait_list==NULL){</text:p>
      <text:p text:style-name="Text_20_body"><text:tab/><text:tab/>current_wait_list=cur_thread;</text:p>
      <text:p text:style-name="Text_20_body"><text:tab/><text:tab/>current_wait_list-&gt;next=NULL;</text:p>
      <text:p text:style-name="Text_20_body"><text:tab/><text:tab/>current_wait_list-&gt;prev=NULL;</text:p>
      <text:p text:style-name="Text_20_body"><text:tab/><text:tab/>// printf("Added lock %p\n",cur_thread);</text:p>
      <text:p text:style-name="Text_20_body"><text:tab/><text:tab/>lock-&gt;wait_list=(void*)current_wait_list;</text:p>
      <text:p text:style-name="Text_20_body"><text:tab/><text:tab/>return;</text:p>
      <text:p text:style-name="Text_20_body"><text:tab/>}</text:p>
      <text:p text:style-name="Text_20_body"><text:tab/>while (temp-&gt;next!=NULL){</text:p>
      <text:p text:style-name="Text_20_body"><text:tab/><text:tab/>temp=temp-&gt;next;</text:p>
      <text:p text:style-name="Text_20_body"><text:soft-page-break/><text:tab/>}</text:p>
      <text:p text:style-name="Text_20_body"><text:tab/>temp-&gt;next=cur_thread;</text:p>
      <text:p text:style-name="Text_20_body"><text:tab/>cur_thread-&gt;prev=temp;</text:p>
      <text:p text:style-name="Text_20_body"><text:tab/>cur_thread-&gt;next=NULL;</text:p>
      <text:p text:style-name="Text_20_body"><text:tab/>// printf("Added lock %p\n",cur_thread);</text:p>
      <text:p text:style-name="Text_20_body"><text:tab/>lock-&gt;wait_list=(void*)current_wait_list;</text:p>
      <text:p text:style-name="Text_20_body"><text:tab/>waiting_threads+=1;</text:p>
      <text:p text:style-name="Text_20_body"><text:tab/>schedule();</text:p>
      <text:p text:style-name="Text_20_body">}</text:p>
      <text:h text:style-name="Heading_20_1" text:outline-level="1">Paste your code corresponding to wakeup.</text:h>
      <text:p text:style-name="Text_20_body"/>
      <text:p text:style-name="Text_20_body">void wakeup(struct lock *lock)</text:p>
      <text:p text:style-name="Text_20_body">{</text:p>
      <text:p text:style-name="Text_20_body"><text:s text:c="4"/>// printf("Wakeup called\n");</text:p>
      <text:p text:style-name="Text_20_body"><text:s text:c="3"/>struct thread *current_wait_list=(struct thread*)lock-&gt;wait_list;</text:p>
      <text:p text:style-name="Text_20_body"><text:s text:c="4"/>struct thread *toRet=current_wait_list;</text:p>
      <text:p text:style-name="Text_20_body"><text:s text:c="4"/>if(current_wait_list!=NULL)</text:p>
      <text:p text:style-name="Text_20_body"><text:tab/>{</text:p>
      <text:p text:style-name="Text_20_body"><text:tab/><text:tab/>current_wait_list=current_wait_list-&gt;next;</text:p>
      <text:p text:style-name="Text_20_body"><text:tab/><text:tab/>if(current_wait_list!=NULL)</text:p>
      <text:p text:style-name="Text_20_body"><text:tab/><text:tab/><text:tab/>current_wait_list-&gt;prev=NULL;<text:tab/></text:p>
      <text:p text:style-name="Text_20_body"><text:tab/><text:tab/>lock-&gt;wait_list=current_wait_list;</text:p>
      <text:p text:style-name="Text_20_body"><text:tab/><text:tab/>push_back(toRet);</text:p>
      <text:p text:style-name="Text_20_body"><text:tab/> <text:s text:c="3"/>waiting_threads-=1;</text:p>
      <text:p text:style-name="Text_20_body"><text:tab/>}<text:tab/></text:p>
      <text:p text:style-name="Text_20_body">}</text:p>
      <text:h text:style-name="Heading_20_1" text:outline-level="1">Paste your code corresponding to the foo routine in race1.c.</text:h>
      <text:p text:style-name="Text_20_body">void foo(void *ptr)</text:p>
      <text:p text:style-name="Text_20_body">{</text:p>
      <text:p text:style-name="Text_20_body"><text:tab/>struct lock *l = (struct lock*)ptr;</text:p>
      <text:p text:style-name="Text_20_body"><text:tab/>int val;</text:p>
      <text:p text:style-name="Text_20_body"/>
      <text:p text:style-name="Text_20_body"><text:tab/>acquire((struct lock*) ptr);</text:p>
      <text:p text:style-name="Text_20_body"><text:tab/>val = counter;</text:p>
      <text:p text:style-name="Text_20_body"><text:soft-page-break/><text:tab/>// printf("aquire called\n");</text:p>
      <text:p text:style-name="Text_20_body"><text:tab/>val++;</text:p>
      <text:p text:style-name="Text_20_body"><text:tab/>thread_yield();</text:p>
      <text:p text:style-name="Text_20_body"><text:tab/>counter = val;<text:tab/></text:p>
      <text:p text:style-name="Text_20_body"><text:tab/>// printf("release called\n");</text:p>
      <text:p text:style-name="Text_20_body"><text:tab/>release((struct lock*) ptr);</text:p>
      <text:p text:style-name="Text_20_body"><text:tab/>thread_exit();</text:p>
      <text:p text:style-name="Text_20_body"/>
      <text:p text:style-name="Text_20_body">}</text:p>
      <text:h text:style-name="Heading_20_1" text:outline-level="1">Dump the output of ‘‘make test2’’</text:h>
      <text:p text:style-name="Text_20_body">/usr/bin/time -v ./leak 1024000 2&gt;&amp;1 |egrep "kbytes|counter"</text:p>
      <text:p text:style-name="Text_20_body">main thread exiting : counter:1024000</text:p>
      <text:p text:style-name="Text_20_body"><text:tab/>Average shared text size (kbytes): 0</text:p>
      <text:p text:style-name="Text_20_body"><text:tab/>Average unshared data size (kbytes): 0</text:p>
      <text:p text:style-name="Text_20_body"><text:tab/>Average stack size (kbytes): 0</text:p>
      <text:p text:style-name="Text_20_body"><text:tab/>Average total size (kbytes): 0</text:p>
      <text:p text:style-name="Text_20_body"><text:tab/>Maximum resident set size (kbytes): 5360</text:p>
      <text:p text:style-name="Text_20_body"><text:tab/>Average resident set size (kbytes): 0</text:p>
      <text:h text:style-name="Heading_20_1" text:outline-level="1">Does running race2 cause deadlock in your submission?</text:h>
      <text:p text:style-name="P2">Yes this is beacuse foo is calling thread_exit() without giving up the lock. This cause the deadlock since bar is waiting for the lock .</text:p>
      <text:h text:style-name="Heading_20_1" text:outline-level="1">Does your strategy for eliminating memory leak is different from what you suggested in the assignment-2 design documentation. If yes, please highlight the changes.</text:h>
      <text:p text:style-name="P2">Yes my <text:span text:style-name="T1">strategy is different. In the assignment 2 I was freeing the memory in thread_exit() routine but that implemtation was dependent on the memory allocator. Since context_change is called in thread_exit(), that implemetation can lead to segmentation fault. </text:span></text:p>
      <text:p text:style-name="P3">In my current implemetation, ‘to be freed momory’ is saved in a global variable.→context switch is called→ then the memory is freed.</text:p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EclipseSpark </meta:initial-creator>
    <meta:creation-date>2011-11-28T23:36:19</meta:creation-date>
    <meta:generator>LibreOffice/6.3.4.2.0$Linux_X86_64 LibreOffice_project/30$Build-2</meta:generator>
    <dc:date>2020-02-11T22:25:17.182917170</dc:date>
    <meta:editing-duration>PT18M33S</meta:editing-duration>
    <meta:editing-cycles>2</meta:editing-cycles>
    <meta:document-statistic meta:table-count="0" meta:image-count="0" meta:object-count="0" meta:page-count="3" meta:paragraph-count="84" meta:word-count="340" meta:character-count="2820" meta:non-whitespace-character-count="2471"/>
  </office:meta>
</office:document-meta>
</file>